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Abyssinica SIL" svg:font-family="'Abyssinica SIL'" style:font-pitch="variable"/>
    <style:font-face style:name="Chilanka" svg:font-family="Chilanka" style:font-pitch="variable"/>
    <style:font-face style:name="Samyak Tamil" svg:font-family="'Samyak Tamil'" style:font-pitch="variable"/>
    <style:font-face style:name="Ubuntu Condensed" svg:font-family="'Ubuntu Condensed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5565af" style:font-name="Ubuntu Condensed" fo:font-size="22pt" fo:letter-spacing="normal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5565af" style:font-name="Ubuntu Condensed" fo:font-size="18pt" fo:letter-spacing="normal" fo:font-weight="bold" officeooo:rsid="0002c7c6" officeooo:paragraph-rsid="0002c7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5565af" style:font-name="Ubuntu Condensed" fo:font-size="18pt" fo:letter-spacing="normal" fo:font-weight="bold" officeooo:rsid="0003679f" officeooo:paragraph-rsid="0003679f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Ubuntu Condensed" fo:font-size="18pt" fo:letter-spacing="normal" fo:font-weight="normal" officeooo:rsid="0002c7c6" officeooo:paragraph-rsid="0002c7c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Ubuntu Condensed" fo:font-size="18pt" fo:letter-spacing="normal" fo:font-weight="normal" officeooo:rsid="0002c7c6" officeooo:paragraph-rsid="0003679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Ubuntu Condensed" fo:font-size="18pt" fo:letter-spacing="normal" fo:font-weight="normal" officeooo:rsid="0003679f" officeooo:paragraph-rsid="0003679f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Ubuntu Condensed" fo:font-size="18pt" fo:letter-spacing="normal" fo:font-weight="normal" officeooo:rsid="0003679f" officeooo:paragraph-rsid="0006a83e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Ubuntu Condensed" fo:font-size="18pt" fo:letter-spacing="normal" fo:font-weight="normal" officeooo:rsid="0003679f" officeooo:paragraph-rsid="00086a4d" style:font-size-asian="18pt" style:font-weight-asian="normal" style:font-size-complex="18pt" style:font-weight-complex="normal"/>
    </style:style>
    <style:style style:name="T1" style:family="text">
      <style:text-properties fo:font-style="normal"/>
    </style:style>
    <style:style style:name="T2" style:family="text">
      <style:text-properties fo:font-style="normal" officeooo:rsid="0003679f"/>
    </style:style>
    <style:style style:name="T3" style:family="text">
      <style:text-properties fo:font-style="normal" officeooo:rsid="0009d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a Manipulation language (DML) Checkpoint</text:span></text:p>
      <text:p text:style-name="P1"><text:span text:style-name="T1"/></text:p>
      <text:p text:style-name="P1"><text:span text:style-name="T1"/></text:p>
      <text:p text:style-name="P2"><text:span text:style-name="T1">1)</text:span></text:p>
      <text:p text:style-name="P4"><text:span text:style-name="T1">INSERT INTO Product(Product_Name,Category,Price)</text:span></text:p>
      <text:p text:style-name="P4"><text:span text:style-name="T1">VALUES </text:span></text:p>
      <text:p text:style-name="P4"><text:span text:style-name="T1"><text:s text:c="15"/>(‘Sumsung Galaxy S20’,’Smartphone’,3299),</text:span></text:p>
      <text:p text:style-name="P4"><text:span text:style-name="T1"><text:s text:c="15"/>(‘ASUS Notebook’,’Pc’,4599);</text:span></text:p>
      <text:p text:style-name="P3"><text:span text:style-name="T1">2)</text:span></text:p>
      <text:p text:style-name="P5"><text:span text:style-name="T1">INSERT INTO </text:span><text:span text:style-name="T2">Customer</text:span><text:span text:style-name="T1">(</text:span><text:span text:style-name="T2">Customer</text:span><text:span text:style-name="T1">_Name,</text:span><text:span text:style-name="T2">Customer_Tel</text:span><text:span text:style-name="T1">)</text:span></text:p>
      <text:p text:style-name="P5"><text:span text:style-name="T1">VALUES </text:span></text:p>
      <text:p text:style-name="P5"><text:span text:style-name="T1"><text:s text:c="17"/>(‘</text:span><text:span text:style-name="T2">ALI</text:span><text:span text:style-name="T1">’,</text:span><text:span text:style-name="T2">71321009</text:span><text:span text:style-name="T1">),</text:span></text:p>
      <text:p text:style-name="P5"><text:span text:style-name="T1"><text:s text:c="17"/>(‘</text:span><text:span text:style-name="T2">ASMA</text:span><text:span text:style-name="T1">’,</text:span><text:span text:style-name="T2">77345823</text:span><text:span text:style-name="T1">);</text:span></text:p>
      <text:p text:style-name="P3"><text:span text:style-name="T1">3)</text:span></text:p>
      <text:p text:style-name="P5"><text:span text:style-name="T1">INSERT INTO </text:span><text:span text:style-name="T2">Orders</text:span><text:span text:style-name="T1">(Product_</text:span><text:span text:style-name="T2">id</text:span><text:span text:style-name="T1">,C</text:span><text:span text:style-name="T2">ustomer_id</text:span><text:span text:style-name="T1">,</text:span><text:span text:style-name="T2">OrderDate,Quantity,Total_amount</text:span><text:span text:style-name="T1">)</text:span></text:p>
      <text:p text:style-name="P5"><text:span text:style-name="T1">VALUES </text:span></text:p>
      <text:p text:style-name="P5"><text:span text:style-name="T1"><text:s text:c="16"/>(</text:span><text:span text:style-name="T2">C01</text:span><text:span text:style-name="T1">,</text:span><text:span text:style-name="T2">PO2</text:span><text:span text:style-name="T1">,</text:span><text:span text:style-name="T2">NULL,2,9198</text:span><text:span text:style-name="T1">),</text:span></text:p>
      <text:p text:style-name="P6"><text:span text:style-name="T1"><text:s text:c="16"/>(C02,P01,28/05/2020,1,3299);</text:span></text:p>
      <text:p text:style-name="P7"><text:span text:style-name="T1">SELECT</text:span></text:p>
      <text:p text:style-name="P7"><text:span text:style-name="T1"><text:s text:c="16"/>p.Product_id</text:span></text:p>
      <text:p text:style-name="P8"><text:span text:style-name="T1"><text:s text:c="15"/></text:span><text:span text:style-name="T1"><text:s/>c.Customer_id</text:span></text:p>
      <text:p text:style-name="P5"><text:span text:style-name="T1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Abyssinica SIL" svg:font-family="'Abyssinica SIL'" style:font-pitch="variable"/>
    <style:font-face style:name="Chilanka" svg:font-family="Chilanka" style:font-pitch="variable"/>
    <style:font-face style:name="Samyak Tamil" svg:font-family="'Samyak Tamil'" style:font-pitch="variable"/>
    <style:font-face style:name="Ubuntu Condensed" svg:font-family="'Ubuntu Condensed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22:38:25.008873446</meta:creation-date>
    <dc:date>2021-05-23T23:02:46.006014661</dc:date>
    <meta:editing-duration>PT3M5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2" meta:character-count="553" meta:non-whitespace-character-count="409"/>
  </office:meta>
</office:document-meta>
</file>